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d5a9" officeooo:paragraph-rsid="001dd5a9"/>
    </style:style>
    <style:style style:name="P2" style:family="paragraph" style:parent-style-name="Standard">
      <style:text-properties officeooo:rsid="001dd5a9" officeooo:paragraph-rsid="003982d0"/>
    </style:style>
    <style:style style:name="P3" style:family="paragraph" style:parent-style-name="Standard">
      <style:text-properties officeooo:rsid="001e0bc0" officeooo:paragraph-rsid="001e0bc0"/>
    </style:style>
    <style:style style:name="P4" style:family="paragraph" style:parent-style-name="Standard">
      <style:text-properties officeooo:rsid="001f980c" officeooo:paragraph-rsid="001f980c"/>
    </style:style>
    <style:style style:name="P5" style:family="paragraph" style:parent-style-name="Standard">
      <style:text-properties officeooo:rsid="001f980c" officeooo:paragraph-rsid="0024a5e6"/>
    </style:style>
    <style:style style:name="P6" style:family="paragraph" style:parent-style-name="Standard">
      <style:text-properties officeooo:rsid="001f980c" officeooo:paragraph-rsid="00264f94"/>
    </style:style>
    <style:style style:name="P7" style:family="paragraph" style:parent-style-name="Standard">
      <style:text-properties officeooo:rsid="001f980c" officeooo:paragraph-rsid="003982d0"/>
    </style:style>
    <style:style style:name="P8" style:family="paragraph" style:parent-style-name="Standard">
      <style:text-properties fo:font-weight="bold" officeooo:rsid="001dd5a9" officeooo:paragraph-rsid="001dd5a9" style:font-weight-asian="bold" style:font-weight-complex="bold"/>
    </style:style>
    <style:style style:name="P9" style:family="paragraph" style:parent-style-name="Standard">
      <style:text-properties fo:font-weight="bold" officeooo:rsid="001dd5a9" officeooo:paragraph-rsid="004350b5" style:font-weight-asian="bold" style:font-weight-complex="bold"/>
    </style:style>
    <style:style style:name="P10" style:family="paragraph" style:parent-style-name="Standard">
      <style:text-properties fo:font-weight="bold" officeooo:rsid="0024a5e6" officeooo:paragraph-rsid="0024a5e6" style:font-weight-asian="bold" style:font-weight-complex="bold"/>
    </style:style>
    <style:style style:name="P11" style:family="paragraph" style:parent-style-name="Standard">
      <style:text-properties fo:font-weight="bold" officeooo:rsid="001f980c" officeooo:paragraph-rsid="003982d0" style:font-weight-asian="bold" style:font-weight-complex="bold"/>
    </style:style>
    <style:style style:name="P12" style:family="paragraph" style:parent-style-name="Standard">
      <style:text-properties fo:font-weight="bold" officeooo:rsid="003da76a" officeooo:paragraph-rsid="003da76a" style:font-weight-asian="bold" style:font-weight-complex="bold"/>
    </style:style>
    <style:style style:name="P13" style:family="paragraph" style:parent-style-name="Standard">
      <style:text-properties fo:font-weight="bold" officeooo:rsid="00406865" officeooo:paragraph-rsid="00406865" style:font-weight-asian="bold" style:font-weight-complex="bold"/>
    </style:style>
    <style:style style:name="P14" style:family="paragraph" style:parent-style-name="Standard">
      <style:text-properties fo:font-weight="bold" officeooo:rsid="0046999f" officeooo:paragraph-rsid="0046999f" style:font-weight-asian="bold" style:font-weight-complex="bold"/>
    </style:style>
    <style:style style:name="P15" style:family="paragraph" style:parent-style-name="Standard">
      <style:text-properties fo:font-weight="bold" officeooo:rsid="00476d5b" officeooo:paragraph-rsid="00476d5b" style:font-weight-asian="bold" style:font-weight-complex="bold"/>
    </style:style>
    <style:style style:name="P16" style:family="paragraph" style:parent-style-name="Standard">
      <style:text-properties fo:font-weight="normal" officeooo:rsid="001dd5a9" officeooo:paragraph-rsid="001dd5a9" style:font-weight-asian="normal" style:font-weight-complex="normal"/>
    </style:style>
    <style:style style:name="P17" style:family="paragraph" style:parent-style-name="Standard">
      <style:text-properties fo:font-weight="normal" officeooo:rsid="001fb124" officeooo:paragraph-rsid="001fb124" style:font-weight-asian="normal" style:font-weight-complex="normal"/>
    </style:style>
    <style:style style:name="P18" style:family="paragraph" style:parent-style-name="Standard">
      <style:text-properties fo:font-weight="normal" officeooo:rsid="001fb124" officeooo:paragraph-rsid="004350b5" style:font-weight-asian="normal" style:font-weight-complex="normal"/>
    </style:style>
    <style:style style:name="P19" style:family="paragraph" style:parent-style-name="Standard">
      <style:text-properties fo:font-weight="normal" officeooo:rsid="001fd22a" officeooo:paragraph-rsid="001fd22a" style:font-weight-asian="normal" style:font-weight-complex="normal"/>
    </style:style>
    <style:style style:name="P20" style:family="paragraph" style:parent-style-name="Standard">
      <style:text-properties fo:font-weight="normal" officeooo:rsid="001fd22a" officeooo:paragraph-rsid="004350b5" style:font-weight-asian="normal" style:font-weight-complex="normal"/>
    </style:style>
    <style:style style:name="P21" style:family="paragraph" style:parent-style-name="Standard">
      <style:text-properties fo:font-weight="normal" officeooo:rsid="0021773d" officeooo:paragraph-rsid="0021773d" style:font-weight-asian="normal" style:font-weight-complex="normal"/>
    </style:style>
    <style:style style:name="P22" style:family="paragraph" style:parent-style-name="Standard">
      <style:text-properties fo:font-weight="normal" officeooo:rsid="0021773d" officeooo:paragraph-rsid="004350b5" style:font-weight-asian="normal" style:font-weight-complex="normal"/>
    </style:style>
    <style:style style:name="P23" style:family="paragraph" style:parent-style-name="Standard">
      <style:text-properties fo:font-weight="normal" officeooo:rsid="001e0bc0" officeooo:paragraph-rsid="0024a5e6" style:font-weight-asian="normal" style:font-weight-complex="normal"/>
    </style:style>
    <style:style style:name="P24" style:family="paragraph" style:parent-style-name="Standard">
      <style:text-properties fo:font-weight="normal" officeooo:rsid="0026facd" officeooo:paragraph-rsid="0026facd" style:font-weight-asian="normal" style:font-weight-complex="normal"/>
    </style:style>
    <style:style style:name="P25" style:family="paragraph" style:parent-style-name="Standard">
      <style:text-properties fo:font-weight="normal" officeooo:rsid="00284f5c" officeooo:paragraph-rsid="00284f5c" style:font-weight-asian="normal" style:font-weight-complex="normal"/>
    </style:style>
    <style:style style:name="P26" style:family="paragraph" style:parent-style-name="Standard">
      <style:text-properties fo:font-weight="normal" officeooo:rsid="00339abe" officeooo:paragraph-rsid="00339abe" style:font-weight-asian="normal" style:font-weight-complex="normal"/>
    </style:style>
    <style:style style:name="P27" style:family="paragraph" style:parent-style-name="Standard">
      <style:text-properties fo:font-weight="normal" officeooo:rsid="00339abe" officeooo:paragraph-rsid="0034ced6" style:font-weight-asian="normal" style:font-weight-complex="normal"/>
    </style:style>
    <style:style style:name="P28" style:family="paragraph" style:parent-style-name="Standard">
      <style:text-properties fo:font-weight="normal" officeooo:rsid="003515dc" officeooo:paragraph-rsid="003515dc" style:font-weight-asian="normal" style:font-weight-complex="normal"/>
    </style:style>
    <style:style style:name="P29" style:family="paragraph" style:parent-style-name="Standard">
      <style:text-properties fo:font-weight="normal" officeooo:rsid="003515dc" officeooo:paragraph-rsid="004350b5" style:font-weight-asian="normal" style:font-weight-complex="normal"/>
    </style:style>
    <style:style style:name="P30" style:family="paragraph" style:parent-style-name="Standard">
      <style:text-properties fo:font-weight="normal" officeooo:rsid="001f980c" officeooo:paragraph-rsid="003982d0" style:font-weight-asian="normal" style:font-weight-complex="normal"/>
    </style:style>
    <style:style style:name="P31" style:family="paragraph" style:parent-style-name="Standard">
      <style:text-properties fo:font-weight="normal" officeooo:rsid="003a7dd4" officeooo:paragraph-rsid="003a7dd4" style:font-weight-asian="normal" style:font-weight-complex="normal"/>
    </style:style>
    <style:style style:name="P32" style:family="paragraph" style:parent-style-name="Standard">
      <style:text-properties fo:font-weight="normal" officeooo:rsid="003a7dd4" officeooo:paragraph-rsid="004350b5" style:font-weight-asian="normal" style:font-weight-complex="normal"/>
    </style:style>
    <style:style style:name="P33" style:family="paragraph" style:parent-style-name="Standard">
      <style:text-properties fo:font-weight="normal" officeooo:rsid="003c6b52" officeooo:paragraph-rsid="003c6b52" style:font-weight-asian="normal" style:font-weight-complex="normal"/>
    </style:style>
    <style:style style:name="P34" style:family="paragraph" style:parent-style-name="Standard">
      <style:text-properties fo:font-weight="normal" officeooo:rsid="003c6f3a" officeooo:paragraph-rsid="003c6f3a" style:font-weight-asian="normal" style:font-weight-complex="normal"/>
    </style:style>
    <style:style style:name="P35" style:family="paragraph" style:parent-style-name="Standard">
      <style:text-properties fo:font-weight="normal" officeooo:rsid="003da76a" officeooo:paragraph-rsid="003da76a" style:font-weight-asian="normal" style:font-weight-complex="normal"/>
    </style:style>
    <style:style style:name="P36" style:family="paragraph" style:parent-style-name="Standard">
      <style:text-properties fo:font-weight="normal" officeooo:rsid="003f8baf" officeooo:paragraph-rsid="003f8baf" style:font-weight-asian="normal" style:font-weight-complex="normal"/>
    </style:style>
    <style:style style:name="P37" style:family="paragraph" style:parent-style-name="Standard">
      <style:text-properties fo:font-weight="normal" officeooo:rsid="00406865" officeooo:paragraph-rsid="00406865" style:font-weight-asian="normal" style:font-weight-complex="normal"/>
    </style:style>
    <style:style style:name="P38" style:family="paragraph" style:parent-style-name="Standard">
      <style:text-properties fo:font-weight="normal" officeooo:rsid="0044f9f2" officeooo:paragraph-rsid="0044f9f2" style:font-weight-asian="normal" style:font-weight-complex="normal"/>
    </style:style>
    <style:style style:name="P39" style:family="paragraph" style:parent-style-name="Standard">
      <style:text-properties fo:font-weight="normal" officeooo:rsid="00476d5b" officeooo:paragraph-rsid="00476d5b" style:font-weight-asian="normal" style:font-weight-complex="normal"/>
    </style:style>
    <style:style style:name="P40" style:family="paragraph" style:parent-style-name="Standard">
      <style:text-properties fo:font-weight="normal" officeooo:rsid="0048668f" officeooo:paragraph-rsid="0048668f" style:font-weight-asian="normal" style:font-weight-complex="normal"/>
    </style:style>
    <style:style style:name="P41" style:family="paragraph" style:parent-style-name="Standard">
      <style:text-properties fo:font-weight="normal" officeooo:rsid="004ccab6" officeooo:paragraph-rsid="004ccab6" style:font-weight-asian="normal" style:font-weight-complex="normal"/>
    </style:style>
    <style:style style:name="P42" style:family="paragraph" style:parent-style-name="Standard">
      <style:text-properties fo:font-weight="normal" officeooo:rsid="0049c655" officeooo:paragraph-rsid="0046999f" style:font-weight-asian="normal" style:font-weight-complex="normal"/>
    </style:style>
    <style:style style:name="P43" style:family="paragraph" style:parent-style-name="Standard">
      <style:text-properties fo:color="#c9211e" officeooo:rsid="001f980c" officeooo:paragraph-rsid="0024a5e6"/>
    </style:style>
    <style:style style:name="P44" style:family="paragraph" style:parent-style-name="Standard">
      <style:text-properties fo:color="#c9211e" officeooo:rsid="001dd5a9" officeooo:paragraph-rsid="001dd5a9"/>
    </style:style>
    <style:style style:name="P45" style:family="paragraph" style:parent-style-name="Standard">
      <style:text-properties fo:color="#c9211e" officeooo:rsid="003a7dd4" officeooo:paragraph-rsid="003a7dd4"/>
    </style:style>
    <style:style style:name="P46" style:family="paragraph" style:parent-style-name="Standard">
      <style:text-properties fo:color="#c9211e" officeooo:rsid="004e91d2" officeooo:paragraph-rsid="004e91d2"/>
    </style:style>
    <style:style style:name="P47" style:family="paragraph" style:parent-style-name="Standard">
      <style:text-properties fo:color="#c9211e" officeooo:rsid="004f1d3f" officeooo:paragraph-rsid="004f1d3f"/>
    </style:style>
    <style:style style:name="P48" style:family="paragraph" style:parent-style-name="Standard">
      <style:text-properties fo:color="#c9211e" fo:font-weight="normal" officeooo:rsid="00502ec5" officeooo:paragraph-rsid="00502ec5" style:font-weight-asian="normal" style:font-weight-complex="normal"/>
    </style:style>
    <style:style style:name="P49" style:family="paragraph" style:parent-style-name="Standard">
      <style:text-properties fo:color="#c9211e" officeooo:rsid="005138b2" officeooo:paragraph-rsid="005138b2"/>
    </style:style>
    <style:style style:name="P50" style:family="paragraph" style:parent-style-name="Standard">
      <style:text-properties fo:color="#000000" officeooo:rsid="001f980c" officeooo:paragraph-rsid="0024a5e6"/>
    </style:style>
    <style:style style:name="P51" style:family="paragraph" style:parent-style-name="Standard">
      <style:text-properties fo:color="#000000" officeooo:rsid="00264f94" officeooo:paragraph-rsid="002df366"/>
    </style:style>
    <style:style style:name="P52" style:family="paragraph" style:parent-style-name="Standard">
      <style:text-properties fo:color="#000000" officeooo:rsid="0026facd" officeooo:paragraph-rsid="0026facd"/>
    </style:style>
    <style:style style:name="P53" style:family="paragraph" style:parent-style-name="Standard">
      <style:text-properties fo:color="#000000" officeooo:rsid="0026facd" officeooo:paragraph-rsid="002df366"/>
    </style:style>
    <style:style style:name="P54" style:family="paragraph" style:parent-style-name="Standard">
      <style:text-properties fo:color="#000000" officeooo:rsid="00365751" officeooo:paragraph-rsid="00365751"/>
    </style:style>
    <style:style style:name="P55" style:family="paragraph" style:parent-style-name="Standard">
      <style:text-properties officeooo:rsid="0026facd" officeooo:paragraph-rsid="0026facd"/>
    </style:style>
    <style:style style:name="P56" style:family="paragraph" style:parent-style-name="Standard">
      <style:text-properties officeooo:rsid="00284f5c" officeooo:paragraph-rsid="0024a5e6"/>
    </style:style>
    <style:style style:name="P57" style:family="paragraph" style:parent-style-name="Standard">
      <style:text-properties officeooo:paragraph-rsid="002988b2"/>
    </style:style>
    <style:style style:name="P58" style:family="paragraph" style:parent-style-name="Standard">
      <style:text-properties officeooo:rsid="002b9d31" officeooo:paragraph-rsid="002b9d31"/>
    </style:style>
    <style:style style:name="P59" style:family="paragraph" style:parent-style-name="Standard">
      <style:text-properties officeooo:rsid="002b9d31" officeooo:paragraph-rsid="002c495f"/>
    </style:style>
    <style:style style:name="P60" style:family="paragraph" style:parent-style-name="Standard">
      <style:text-properties officeooo:rsid="002c495f" officeooo:paragraph-rsid="002c495f"/>
    </style:style>
    <style:style style:name="P61" style:family="paragraph" style:parent-style-name="Standard">
      <style:text-properties fo:color="#2a6099" officeooo:rsid="00284f5c" officeooo:paragraph-rsid="00284f5c"/>
    </style:style>
    <style:style style:name="P62" style:family="paragraph" style:parent-style-name="Standard">
      <style:text-properties fo:color="#2a6099" officeooo:rsid="00284f5c" officeooo:paragraph-rsid="002c495f"/>
    </style:style>
    <style:style style:name="P63" style:family="paragraph" style:parent-style-name="Standard">
      <style:text-properties officeooo:rsid="003982d0" officeooo:paragraph-rsid="003982d0"/>
    </style:style>
    <style:style style:name="P64" style:family="paragraph" style:parent-style-name="Standard">
      <style:text-properties officeooo:rsid="003c6b52" officeooo:paragraph-rsid="003c6b52"/>
    </style:style>
    <style:style style:name="P65" style:family="paragraph" style:parent-style-name="Standard">
      <style:text-properties fo:color="#808080" officeooo:rsid="001f980c" officeooo:paragraph-rsid="003982d0"/>
    </style:style>
    <style:style style:name="P66" style:family="paragraph" style:parent-style-name="Standard">
      <style:text-properties officeooo:rsid="003f8baf" officeooo:paragraph-rsid="003f8baf"/>
    </style:style>
    <style:style style:name="P67" style:family="paragraph" style:parent-style-name="Standard">
      <style:text-properties officeooo:rsid="00406865" officeooo:paragraph-rsid="00406865"/>
    </style:style>
    <style:style style:name="P68" style:family="paragraph" style:parent-style-name="Standard">
      <style:text-properties officeooo:rsid="00406865" officeooo:paragraph-rsid="0042ed60"/>
    </style:style>
    <style:style style:name="P69" style:family="paragraph" style:parent-style-name="Standard">
      <style:text-properties officeooo:rsid="0042ed60" officeooo:paragraph-rsid="0042ed60"/>
    </style:style>
    <style:style style:name="P70" style:family="paragraph" style:parent-style-name="Standard">
      <style:text-properties officeooo:rsid="004509ec" officeooo:paragraph-rsid="004509ec"/>
    </style:style>
    <style:style style:name="P71" style:family="paragraph" style:parent-style-name="Standard">
      <style:text-properties officeooo:rsid="00476d5b" officeooo:paragraph-rsid="00476d5b"/>
    </style:style>
    <style:style style:name="P72" style:family="paragraph" style:parent-style-name="Standard">
      <style:text-properties officeooo:rsid="0051dcdd" officeooo:paragraph-rsid="0051dcdd"/>
    </style:style>
    <style:style style:name="P73" style:family="paragraph" style:parent-style-name="Standard">
      <style:text-properties officeooo:rsid="00522443" officeooo:paragraph-rsid="00522443"/>
    </style:style>
    <style:style style:name="P74" style:family="paragraph" style:parent-style-name="Standard">
      <style:text-properties officeooo:rsid="00535e76" officeooo:paragraph-rsid="00535e76"/>
    </style:style>
    <style:style style:name="P75" style:family="paragraph" style:parent-style-name="Standard">
      <style:paragraph-properties fo:break-before="page"/>
      <style:text-properties fo:font-weight="bold" officeooo:rsid="001dd5a9" officeooo:paragraph-rsid="003982d0" style:font-weight-asian="bold" style:font-weight-complex="bold"/>
    </style:style>
    <style:style style:name="P76" style:family="paragraph" style:parent-style-name="Standard">
      <style:paragraph-properties fo:break-before="page"/>
      <style:text-properties fo:font-weight="bold" officeooo:rsid="001dd5a9" officeooo:paragraph-rsid="004350b5" style:font-weight-asian="bold" style:font-weight-complex="bold"/>
    </style:style>
    <style:style style:name="P77" style:family="paragraph" style:parent-style-name="Standard">
      <style:paragraph-properties fo:break-before="page"/>
      <style:text-properties fo:font-weight="bold" officeooo:rsid="0024a5e6" officeooo:paragraph-rsid="0024a5e6" style:font-weight-asian="bold" style:font-weight-complex="bold"/>
    </style:style>
    <style:style style:name="P78" style:family="paragraph" style:parent-style-name="Standard">
      <style:paragraph-properties fo:break-before="page"/>
      <style:text-properties fo:font-weight="normal" officeooo:rsid="00339abe" officeooo:paragraph-rsid="00339abe" style:font-weight-asian="normal" style:font-weight-complex="normal"/>
    </style:style>
    <style:style style:name="P79" style:family="paragraph" style:parent-style-name="Standard">
      <style:text-properties officeooo:rsid="001dd5a9" officeooo:paragraph-rsid="001dd5a9"/>
    </style:style>
    <style:style style:name="P80" style:family="paragraph" style:parent-style-name="Standard">
      <style:text-properties officeooo:rsid="005625d7" officeooo:paragraph-rsid="005625d7"/>
    </style:style>
    <style:style style:name="T1" style:family="text">
      <style:text-properties fo:color="#c9211e"/>
    </style:style>
    <style:style style:name="T2" style:family="text">
      <style:text-properties fo:color="#c9211e" officeooo:rsid="00264f94"/>
    </style:style>
    <style:style style:name="T3" style:family="text">
      <style:text-properties fo:color="#c9211e" officeooo:rsid="003b4378"/>
    </style:style>
    <style:style style:name="T4" style:family="text">
      <style:text-properties officeooo:rsid="001f980c"/>
    </style:style>
    <style:style style:name="T5" style:family="text">
      <style:text-properties officeooo:rsid="001fd22a"/>
    </style:style>
    <style:style style:name="T6" style:family="text">
      <style:text-properties officeooo:rsid="0021773d"/>
    </style:style>
    <style:style style:name="T7" style:family="text">
      <style:text-properties officeooo:rsid="0022516e"/>
    </style:style>
    <style:style style:name="T8" style:family="text">
      <style:text-properties officeooo:rsid="0023d170"/>
    </style:style>
    <style:style style:name="T9" style:family="text">
      <style:text-properties officeooo:rsid="00264f94"/>
    </style:style>
    <style:style style:name="T10" style:family="text">
      <style:text-properties officeooo:rsid="0026facd"/>
    </style:style>
    <style:style style:name="T11" style:family="text">
      <style:text-properties officeooo:rsid="00284f5c"/>
    </style:style>
    <style:style style:name="T12" style:family="text">
      <style:text-properties officeooo:rsid="002988b2"/>
    </style:style>
    <style:style style:name="T13" style:family="text">
      <style:text-properties officeooo:rsid="0029bded"/>
    </style:style>
    <style:style style:name="T14" style:family="text">
      <style:text-properties officeooo:rsid="002b9d31"/>
    </style:style>
    <style:style style:name="T15" style:family="text">
      <style:text-properties officeooo:rsid="002c495f"/>
    </style:style>
    <style:style style:name="T16" style:family="text">
      <style:text-properties fo:color="#2a6099" officeooo:rsid="002c495f"/>
    </style:style>
    <style:style style:name="T17" style:family="text">
      <style:text-properties fo:color="#2a6099" officeooo:rsid="003210ab"/>
    </style:style>
    <style:style style:name="T18" style:family="text">
      <style:text-properties fo:color="#2a6099" officeooo:rsid="00406865"/>
    </style:style>
    <style:style style:name="T19" style:family="text">
      <style:text-properties fo:color="#2a6099" officeooo:rsid="0042ed60"/>
    </style:style>
    <style:style style:name="T20" style:family="text">
      <style:text-properties officeooo:rsid="002ddccb"/>
    </style:style>
    <style:style style:name="T21" style:family="text">
      <style:text-properties officeooo:rsid="0034ced6"/>
    </style:style>
    <style:style style:name="T22" style:family="text">
      <style:text-properties officeooo:rsid="003596c2"/>
    </style:style>
    <style:style style:name="T23" style:family="text">
      <style:text-properties officeooo:rsid="00384f5e"/>
    </style:style>
    <style:style style:name="T24" style:family="text">
      <style:text-properties officeooo:rsid="003982d0"/>
    </style:style>
    <style:style style:name="T25" style:family="text">
      <style:text-properties fo:font-weight="bold" officeooo:rsid="003982d0" style:font-weight-asian="bold" style:font-weight-complex="bold"/>
    </style:style>
    <style:style style:name="T26" style:family="text">
      <style:text-properties officeooo:rsid="003c213f"/>
    </style:style>
    <style:style style:name="T27" style:family="text">
      <style:text-properties officeooo:rsid="003c6b52"/>
    </style:style>
    <style:style style:name="T28" style:family="text">
      <style:text-properties officeooo:rsid="003c6f3a"/>
    </style:style>
    <style:style style:name="T29" style:family="text">
      <style:text-properties officeooo:rsid="003cdd1d"/>
    </style:style>
    <style:style style:name="T30" style:family="text">
      <style:text-properties officeooo:rsid="003da76a"/>
    </style:style>
    <style:style style:name="T31" style:family="text">
      <style:text-properties officeooo:rsid="00406865"/>
    </style:style>
    <style:style style:name="T32" style:family="text">
      <style:text-properties style:text-position="super 58%" officeooo:rsid="0049c655"/>
    </style:style>
    <style:style style:name="T33" style:family="text">
      <style:text-properties officeooo:rsid="0042ed60"/>
    </style:style>
    <style:style style:name="T34" style:family="text">
      <style:text-properties officeooo:rsid="004509ec"/>
    </style:style>
    <style:style style:name="T35" style:family="text">
      <style:text-properties officeooo:rsid="004802ff"/>
    </style:style>
    <style:style style:name="T36" style:family="text">
      <style:text-properties officeooo:rsid="0049c655"/>
    </style:style>
    <style:style style:name="T37" style:family="text">
      <style:text-properties officeooo:rsid="004b4315"/>
    </style:style>
    <style:style style:name="T38" style:family="text">
      <style:text-properties officeooo:rsid="0050390d"/>
    </style:style>
    <style:style style:name="T39" style:family="text">
      <style:text-properties officeooo:rsid="005138b2"/>
    </style:style>
    <style:style style:name="T40" style:family="text">
      <style:text-properties officeooo:rsid="0052ba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minute</text:span> for title slide and contents page</text:p>
      <text:p text:style-name="P44"/>
      <text:p text:style-name="P63"><text:span text:style-name="T1">Nice intro script – as im first in the day, I think it would be beneficial if I spent some time on the background of GW PE, bottlenecks in the pipeline which give motivation for new deep-learning approaches. </text:span><text:span text:style-name="T3">So many of us use vitamin so will spend time going through the theory of it (if hunter and chris are in aduience, make a joke about hopefully hunter and chris dont cringe too much as I butcher their creation)</text:span></text:p>
      <text:p text:style-name="P46">Will spend time talking about the mathematical framework required for GW PE</text:p>
      <text:p text:style-name="P45">Need to give the accroyms that im using in the pres verablly and in text (first use)</text:p>
      <text:p text:style-name="P44"/>
      <text:p text:style-name="P47">In contents intro/outline make a joke about future work where I summarise my findings and allude to ongoing work which is being finalised to be included in the report at the end of the month, right so let’s begin…</text:p>
      <text:p text:style-name="P47"/>
      <text:p text:style-name="P49">be explicit in intro with timings, justify long BG sectyion1, short discussion on our variational inference network Vitamin </text:p>
      <text:p text:style-name="P1"><text:span text:style-name="T1">1 minute</text:span> for summary slide and thanks for listening slide <text:span text:style-name="T7">(proof of concept)</text:span></text:p>
      <text:p text:style-name="P1"/>
      <text:p text:style-name="P64">for slides, havent decided if mostly just plain text coluymns or mostly textblock frame thingies that look cool, but maybe overbearing, save them for the important stuff?</text:p>
      <text:p text:style-name="P1"/>
      <text:p text:style-name="P1"/>
      <text:p text:style-name="P8">Section 1 – background into <text:span text:style-name="T4">(3mins) – </text:span><text:span text:style-name="T24">LOL not a chance now...</text:span></text:p>
      <text:p text:style-name="P1"/>
      <text:p text:style-name="P80">need to give PE and MMA acronyms</text:p>
      <text:p text:style-name="P1"/>
      <text:p text:style-name="P4">intro GW PE</text:p>
      <text:p text:style-name="P4">intro Bayesian stats</text:p>
      <text:p text:style-name="P4">intro PE sampling methods – show they are accurate but slow</text:p>
      <text:p text:style-name="P4">show more BNS/NSBH mergs are getting detected mopre focus on speed to quickly detect EM counterparts in a field called multi-messenger astronomy</text:p>
      <text:p text:style-name="P3">talk about some methods inplement deep-learning techniques to enhance old school methods speed up and reduce number of lielihood evals (Nessai – released last week) but some are looking to replace old school methods completely taking sub second time to sample due to circumventing costly likelihood cals/evals all together and using a technique called Variational inference which involves training Nns to learen the posterior. The NN architecutre we use is a CVAE and is called Vitamin.</text:p>
      <text:p text:style-name="P1"/>
      <text:p text:style-name="P8">Section 2 – vitamin <text:span text:style-name="T4">(5mins)</text:span></text:p>
      <text:p text:style-name="P1"/>
      <text:p text:style-name="P4">2.1 – General (AE then VAE then CVAE)</text:p>
      <text:p text:style-name="P4">2.2 – Particular implementation of CVAE (right hand side only of hunter’s) then left for training</text:p>
      <text:p text:style-name="P4">2.3 – Training with reparameterization trick (brief) – show my training loss plot</text:p>
      <text:p text:style-name="P4">BETWEEN 2.2 AND 2.3 need equations.</text:p>
      <text:p text:style-name="P4">2.4 – Results – corner plot, justify choices of reduced parameter space – to save time and all 6 of these have flat priors (this will become important later)</text:p>
      <text:p text:style-name="P1"/>
      <text:p text:style-name="P8">Section 3 – monte feature <text:span text:style-name="T4">(5mins)</text:span></text:p>
      <text:p text:style-name="P8"/>
      <text:p text:style-name="P17">lead straight from hunter’s equation (link back) can be thought of as expectation valiue then monte carlo methods can discretise this into the sum to give us a way to evaluate the posterior directly rather than sample from it. </text:p>
      <text:p text:style-name="P17"><text:soft-page-break/>Motivation – what is the point of this – with flat priors can say this posterior is directly related to likelihood so this gives us a method of estimating the likelihood from the back-end of likelihood-free inference this gives us another way to test vitamin results against other samplers and potentially improve them with importance sampling.</text:p>
      <text:p text:style-name="P17">Then go into the physical implementation of this with the flowcharts. <text:span text:style-name="T5">(focus on batchsize) might need to redo first flowchart to show where xsamp feeds in…, </text:span><text:span text:style-name="T6">65,000 fits on 32Gb tesla v100 but not everyone has one of them lying about...</text:span></text:p>
      <text:p text:style-name="P17">The two tests of my method are slef-consistency :add defn and <text:span text:style-name="T5">reproducible: add defn. </text:span></text:p>
      <text:p text:style-name="P19">show corner traffic light</text:p>
      <text:p text:style-name="P21">batchsize against sigma plot <text:span text:style-name="T8">(this IMPORTANLTY gives us a way to quantify error)</text:span> then bilby vs vit sctater talk about tail in vit</text:p>
      <text:p text:style-name="P21">then talk about improvements with vitc</text:p>
      <text:p text:style-name="P19"/>
      <text:p text:style-name="P28">talk about taking loglikelihoods to allow sum off valuesrather than product and reduces overflow</text:p>
      <text:p text:style-name="P31">in this section talk about THE 2 TESTS IS REPRO AND SELF CONSIST, I WILL DEAL WITH THE LATTR IN THIS PRES AND INCLUDE THE FORMER WITH INDEPTH ERROR ANALYSIS IN THE REPORT AT THE END OF THE MONTH!</text:p>
      <text:p text:style-name="P31"/>
      <text:p text:style-name="P21">CAREFUL NOT TO GO OVER TIME IN SECTION 3 – SAVE SOME RESULS FOR REPORT! Just include the most important results. <text:span text:style-name="T8">Dont worry about missing results, important to talk about vitc improvements ratehr than all results and error analysis.</text:span></text:p>
      <text:p text:style-name="P19"/>
      <text:p text:style-name="P8"/>
      <text:p text:style-name="P77">Section 1 – 3mins</text:p>
      <text:p text:style-name="P10"/>
      <text:p text:style-name="P43"><text:span text:style-name="T9">Slide 1 - </text:span>intro GW PE</text:p>
      <text:p text:style-name="P5"/>
      <text:p text:style-name="P73">Use OzGrav HM paper intro for better param wording.</text:p>
      <text:p text:style-name="P5"/>
      <text:p text:style-name="P52">An important part of GW detection pipeline is PE. </text:p>
      <text:p text:style-name="P51">Every Compact binary coalescence can be described completed by 15 physical parameters. Parameter estimation or ‘PE’ concerns determining the probability distribution of these parameters inferred from <text:span text:style-name="T10">its waveform signature emitted during inspiral, merger and ringdown. </text:span><text:span text:style-name="T14">Here’s a pic of such a waveform signature from gw140915, make a joke about when I was researching people seemed to be going mental about it for some reason but to me, it seems like a pretty bog standard </text:span><text:span text:style-name="T15">2 30solar masses</text:span><text:span text:style-name="T14">BBH merger….ONLY JOKING!</text:span></text:p>
      <text:p text:style-name="P51"/>
      <text:p text:style-name="P51"/>
      <text:p text:style-name="P53">To infer the probability distribution of these parameters we rely on a type of statistics called Bayesian Statistics.</text:p>
      <text:p text:style-name="P5"/>
      <text:p text:style-name="P61">The properties of the binary affect the phase and amplitude evolution of the signal, leaving fingerprints that can be exploited to measure the source parameters. The binary BHs are fully modeled by 8 intrinsic parameters: the masses m1,2 and spins S1,2 (magnitude and 2-dimensional orientation) of the individual BHs, and 9 extrinsic parameters: the location (luminosity distance D_L, right ascension α and declination δ); orientation (the binary’s orbital inclination ι and polarization ψ); time tc and phase φc of coalescence, and the eccentricity (two parameters) of the system. <text:span text:style-name="T20">15 w/o eccentricity which is how uncircular it is...need to think about wording</text:span></text:p>
      <text:p text:style-name="P5"/>
      <text:p text:style-name="P58"/>
      <text:p text:style-name="P5"/>
      <text:p text:style-name="P43"><text:span text:style-name="T9">Slide 2 - </text:span>intro Bayesian stats</text:p>
      <text:p text:style-name="P56"/>
      <text:p text:style-name="P60">2.1 - Conceptual Bayes:</text:p>
      <text:p text:style-name="P55"/>
      <text:p text:style-name="P57"><text:span text:style-name="T10">Bayesian statistics has been bitter </text:span><text:span text:style-name="T11">rival of classical frequentist statistics since 1763. Thomas Bayes </text:span><text:span text:style-name="T12">postualted an event’s </text:span><text:span text:style-name="T11">probability as a degree of belief </text:span><text:span text:style-name="T12">that it occured</text:span><text:span text:style-name="T11"> </text:span><text:span text:style-name="T12">rather than the frequentist interpretation as a much less romantic how many times it occurs </text:span><text:span text:style-name="T13">in a repeated number of trails.</text:span></text:p>
      <text:p text:style-name="P59">The big difference is that frequentist methods make predictions based only on the data from the current experiement whereas Bayesian take prior knowledge of previous similar experiments and updated them based on the data in the current experiemnt to make predictions.</text:p>
      <text:p text:style-name="P59"/>
      <text:p text:style-name="P60">2.2 - Math Bayes:</text:p>
      <text:p text:style-name="P55"/>
      <text:p text:style-name="P55">bayesian evidence which is useful for model selection but not for our purposes </text:p>
      <text:p text:style-name="P55"/>
      <text:p text:style-name="P61">for maths – do the nice beamer colour thing using the pic I downlaoded as reference</text:p>
      <text:p text:style-name="P62">Define that bar means ‘given that’ and tilda means ‘sampled from’</text:p>
      <text:p text:style-name="P50"/>
      <text:p text:style-name="P50"/>
      <text:p text:style-name="P54">need to say that bar means ‘given that’ and then when drops to propto slide, say that x= params, y = data from now on</text:p>
      <text:p text:style-name="P58"/>
      <text:p text:style-name="P58"/>
      <text:p text:style-name="P5"/>
      <text:p text:style-name="P6"><text:soft-page-break/><text:span text:style-name="T2">Slide 3 - </text:span><text:span text:style-name="T1">intro PE sampling methods, </text:span><text:span text:style-name="T2">motivate DL speed up, intro vitamin</text:span></text:p>
      <text:p text:style-name="P6"/>
      <text:p text:style-name="P6"><text:s/>– show they are accurate but slow <text:span text:style-name="T16">INSERT EVENTS PICTURE:</text:span><text:span text:style-name="T17">1141445</text:span></text:p>
      <text:p text:style-name="P5">show more BNS/NSBH mergs are getting detected mopre focus on speed to quickly detect EM counterparts in a field called multi-messenger astronomy <text:span text:style-name="T15">this is due to lowfreq detector sensitivty improvements from 20Hz in 2015 to more like 10Hz, hence longer in the LIGO-sentivie freq band.</text:span></text:p>
      <text:p text:style-name="P23">talk about some methods inplement deep-learning techniques to enhance old school methods speed up and reduce number of lielihood evals (Nessai – released last week) <text:span text:style-name="T30">(logo pending)</text:span> but some are looking to replace old school methods completely taking sub second time to sample due to circumventing costly likelihood cals/evals all together and using a technique called Variational inference which involves training Nns to learen the posterior. The NN architecutre we use is a CVAE and is called Vitamin.</text:p>
      <text:p text:style-name="P23"/>
      <text:p text:style-name="P25">Name dynesty as a combination of NS and MCMC – which introduces it so familiar with reference to it in rest of pres!</text:p>
      <text:p text:style-name="P23"/>
      <text:p text:style-name="P24">Offline and online data analysis</text:p>
      <text:p text:style-name="P24"/>
      <text:p text:style-name="P24">Banks of waveform templates created using computer modelling techniques such as numerical relativity. </text:p>
      <text:p text:style-name="P16"/>
      <text:p text:style-name="P26"/>
      <text:p text:style-name="P27">Stochastic sampling techniques invole iterativly sampling from the prior and generating a waveform from those sample parameters from a bank of template <text:span text:style-name="T21">created by computer modelling techniques such as numerical relativity. The liklihood of this sample is the calculated my comparing this generated waveform with our test waveform, </text:span><text:span text:style-name="T22">these likelihood calculations are computationally expensive as they don’t scale well</text:span><text:span text:style-name="T21">. Different techniques iterate through prior samples differently, 2 established methods are MCMC and NS. MCMC is in general faster but focuses exclusively on posterior estimation and has a tendency to get ‘stuck’ at local maxima if an insufficient number of chains are used. NS is slower </text:span><text:span text:style-name="T22">as more likelihood evaluations are required but is more suited to complex multi-modal distributions.</text:span></text:p>
      <text:p text:style-name="P27"/>
      <text:p text:style-name="P48">Probs dont need to gi into so much detail, but good to have done the research for question answering!</text:p>
      <text:p text:style-name="P78">5 slides for section 1 – <text:span text:style-name="T23">need to final draft slides and script but happy to move on to section 2, </text:span><text:span text:style-name="T24">note section 1 is DEFOS NOT 3mins anymore, so take some time off section 3 (and maybe summary/outline etc, this is what I work out tomorrow!!!) </text:span><text:span text:style-name="T25">more like 5 mins...</text:span></text:p>
      <text:p text:style-name="P75">Section 2 – vitamin <text:span text:style-name="T4">(5mins)</text:span></text:p>
      <text:p text:style-name="P2"/>
      <text:p text:style-name="P7">2.1 – General (AE then VAE then CVAE)</text:p>
      <text:p text:style-name="P65">2.2 – Particular implementation of CVAE (right hand side only of hunter’s) then left for training</text:p>
      <text:p text:style-name="P7">2.<text:span text:style-name="T29">2</text:span> – Training with reparameterization trick (brief) – show my training loss plot</text:p>
      <text:p text:style-name="P7">BETWEEN 2.2 AND 2.3 need equations.</text:p>
      <text:p text:style-name="P30"><text:span text:style-name="T24">2.</text:span><text:span text:style-name="T29">3</text:span><text:span text:style-name="T24"> – Results – corner plot, justify choices of reduced parameter space – to save time and all 6 of these have flat priors (this will become important later)</text:span></text:p>
      <text:p text:style-name="P30"/>
      <text:p text:style-name="P11"><text:s/><text:span text:style-name="T26">Slide 1 – AE Theory </text:span><text:span text:style-name="T28">Overview (no mention of training)</text:span></text:p>
      <text:p text:style-name="P26"/>
      <text:p text:style-name="P33">Talk about the structure of our NN archiecture, it is a generative model called a conditional variational autoencoder. 2 main generative models (without disrespect for the flows community) GANs <text:span text:style-name="T28">(general adverserial netowrks) and Variational autoencoders. Whilst GANs</text:span> have proved particularly successful for image reconstruction, CVAE have gained popularity for generative signal processing applications.</text:p>
      <text:p text:style-name="P33"/>
      <text:p text:style-name="P34">An autoencoder network consists of 2 parts an encoder and a decoder. <text:span text:style-name="T27">Start with the basic autoencoder. </text:span>The encoder<text:span text:style-name="T27"> takes an input (int this case the </text:span>popular <text:span text:style-name="T27">MNIST data) </text:span>and maps it to a lower dimensional latent space. In the basic AE case, it maps it to a single point in the latent space which is a vector of dimension the same as the latent space. Seperately, the decoder, takes this latyent space vector and maps it make to try and reconstruct the original image. (The quality of the reconstructed image depends on the training which I will deal with in a few slides.).</text:p>
      <text:p text:style-name="P34"/>
      <text:p text:style-name="P34">A problem with a basic AE is that due to single vector latent space vectors, the decoder could take as input a vector from latent space that doesn’t correspond to a reasonable image mapping. To prevent this, VAEs instead map the input data to a lower dimensional latent space distribution which means the decoder can sample from anywhere in this distribution and always return a resaonble image. <text:s text:c="2"/></text:p>
      <text:p text:style-name="P34"/>
      <text:p text:style-name="P34">The final motivation for added complexity of the architecture is the decoder cant generate particualr MNIST digits on demand, for this an extra input of the ‘x turths’ are added as an extra conditional input in training to make it a conditional variational autoencoder, to allow a pretrained decoder to generate images of particualr digits on demand.</text:p>
      <text:p text:style-name="P33"/>
      <text:p text:style-name="P35">Here we can see this in the real arrangement of vitamin where both encoder and decoder are conditional on y which is the detector strain data. Go through and annotate this figure. </text:p>
      <text:p text:style-name="P33"/>
      <text:p text:style-name="P12">Slide 2 – Vitamin training (Eqns + loss plot)</text:p>
      <text:p text:style-name="P26"/>
      <text:p text:style-name="P36">very high-level api explanation for the purposes of time but a much deeper explanation can be found in the methods section of Hunter’s paper.</text:p>
      <text:p text:style-name="P1"/>
      <text:p text:style-name="P66">KL divergence tends to zero as two distributions converge, <text:s/><text:span text:style-name="T31">The overall loss is an </text:span><text:span text:style-name="T19">(mention the approx equals symbol) </text:span><text:span text:style-name="T31">axproximate derivation for iterable training where N-b is the batch size priors. Q is the </text:span><text:span text:style-name="T18">recognition encoder network.</text:span><text:span text:style-name="T31"> (q sees x turths and y data)</text:span></text:p>
      <text:p text:style-name="P66"/>
      <text:p text:style-name="P67">L is reconstruction loss which measures how well r2 predicts true values x fed into q network. And KL is a measure of how similar the latent space distibutions are between q which sees x truths and r1 which doesnt. </text:p>
      <text:p text:style-name="P67"/>
      <text:p text:style-name="P67"><text:soft-page-break/>Talk about training first then with eqn 1 and network flowchart then change pic to loss plot and talk about how H is a trade off between L and KL which overall we want to go down, My loss plot hasn’t leveled out because I cut training short (&lt;5 hours) as the posteriors were good enough for my analysis</text:p>
      <text:p text:style-name="P67"/>
      <text:p text:style-name="P67">link to results on next page...</text:p>
      <text:p text:style-name="P67"/>
      <text:p text:style-name="P67">(dont need P~ in this slide, leave till next one)</text:p>
      <text:p text:style-name="P67"/>
      <text:p text:style-name="P67"/>
      <text:p text:style-name="P67"/>
      <text:p text:style-name="P13">Slide 3 – Vitamin results</text:p>
      <text:p text:style-name="P13"/>
      <text:p text:style-name="P37">corner plot and eqn. </text:p>
      <text:p text:style-name="P1"/>
      <text:p text:style-name="P68">P~ is the parametric output from r1 and r2 which is the network’s posterior estimate which we want to be as close to the true posterior as possible, <text:span text:style-name="T33">as H is minimised P~ tneds to true posterior. </text:span></text:p>
      <text:p text:style-name="P68"/>
      <text:p text:style-name="P69">Show corner plot. Talk about for only a short training time (defos incomplete training sesh) the posterios align well with dnyesty (which I mentioned earlier) the params I am inferring are masses distance, time, inclination and polariation for single detector, these are very good. </text:p>
      <text:p text:style-name="P69"/>
      <text:p text:style-name="P69">The only one it didnt ‘get’ is polarisation which would imporve if I let it complete its full training iterations</text:p>
      <text:p text:style-name="P69"/>
      <text:p text:style-name="P69">The choices of 1 detector and subset of param space is 2fold. 1 – saves time for dynesty sampling (\oforder same as training time) and 2 – they all allow flat/uniform priors, this will become important in the next section…</text:p>
      <text:p text:style-name="P69"/>
      <text:p text:style-name="P70">need to give more details about corner plo, whatr are the credible intervals...i blieve the concentric contours indicate 1sigma and 2sigma credible intervals. (need to check)</text:p>
      <text:p text:style-name="P69"/>
      <text:p text:style-name="P71">Own up to the overlap in figures and make a joke about please ignore this overlap this plot is a work in progress, I have lost sleep over it and it will be fixed <text:span text:style-name="T35">for the report.</text:span></text:p>
      <text:p text:style-name="P69"><text:s/></text:p>
      <text:p text:style-name="P72">slide 1 of section 2, last line links to next slide by saying that as H is minimised (trade off between KL and L) when reconstucted posterior estimate parameterised by r1 and r2 networks converges with the true posterior. <text:span text:style-name="T40">50% and 90% credible intervals</text:span></text:p>
      <text:p text:style-name="P72"/>
      <text:p text:style-name="P74">In slide 1 need to mention training is incomplete that links to </text:p>
      <text:p text:style-name="P76">Section 3 – monte feature <text:span text:style-name="T4">(5mins)</text:span></text:p>
      <text:p text:style-name="P9"/>
      <text:p text:style-name="P18">lead straight from hunter’s equation (link back) can be thought of as expectation valiue then monte carlo methods can discretise this into the sum to give us a way to evaluate the posterior directly rather than sample from it. </text:p>
      <text:p text:style-name="P18">Motivation – what is the point of this – with flat priors can say this posterior is directly related to likelihood so this gives us a method of estimating the likelihood from the back-end of likelihood-free inference this gives us another way to test vitamin results against other samplers and potentially improve them with importance sampling.</text:p>
      <text:p text:style-name="P18">Then go into the physical implementation of this with the flowcharts. <text:span text:style-name="T5">(focus on batchsize) might need to redo first flowchart to show where xsamp feeds in…, </text:span><text:span text:style-name="T6">65,000 fits on 32Gb tesla v100 but not everyone has one of them lying about...</text:span></text:p>
      <text:p text:style-name="P18">The two tests of my method are slef-consistency :add defn and <text:span text:style-name="T5">reproducible: add defn. </text:span></text:p>
      <text:p text:style-name="P20">show corner traffic light</text:p>
      <text:p text:style-name="P22">batchsize against sigma plot <text:span text:style-name="T8">(this IMPORTANLTY gives us a way to quantify error)</text:span> then bilby vs vit sctater talk about tail in vit</text:p>
      <text:p text:style-name="P22">then talk about improvements with vitc</text:p>
      <text:p text:style-name="P20"/>
      <text:p text:style-name="P29">talk about taking loglikelihoods to allow sum off valuesrather than product and reduces overflow</text:p>
      <text:p text:style-name="P32">in this section talk about THE 2 TESTS IS REPRO AND SELF CONSIST, I WILL DEAL WITH THE LATTR IN THIS PRES AND INCLUDE THE FORMER WITH INDEPTH ERROR ANALYSIS IN THE REPORT AT THE END OF THE MONTH!</text:p>
      <text:p text:style-name="P32"/>
      <text:p text:style-name="P22">CAREFUL NOT TO GO OVER TIME IN SECTION 3 – SAVE SOME RESULS FOR REPORT! Just include the most important results. <text:span text:style-name="T8">Dont worry about missing results, important to talk about vitc improvements ratehr than all results and error analysis.</text:span></text:p>
      <text:p text:style-name="P22"/>
      <text:p text:style-name="P38">IS – specific method of general technique of likelihood reweighting <text:span text:style-name="T34">(no its the other way around, likelihood reweighting is an application of importance sampling)</text:span></text:p>
      <text:p text:style-name="P38"/>
      <text:p text:style-name="P14">Slide 1 – Maths concepts</text:p>
      <text:p text:style-name="P14"/>
      <text:p text:style-name="P40">Have the test case and be very clear where the maths comes from, then do the nice colours and come easy h and f(x) to the more complex distributions. The first equals sign comes from f(x) being a probability density (annotate as such with tkintz) then the approx equals sign comes from monte carlo approximation for large N. Where the tilda means sampled from. <text:span text:style-name="T36">Work hrough for the other case (changing p I nthe 3</text:span><text:span text:style-name="T32">rd</text:span><text:span text:style-name="T36"> equation </text:span></text:p>
      <text:p text:style-name="P42"/>
      <text:p text:style-name="P42"/>
      <text:p text:style-name="P15"/>
      <text:p text:style-name="P15">Slide <text:span text:style-name="T39">2</text:span> – <text:span text:style-name="T38">Motivation </text:span>Interim Results</text:p>
      <text:p text:style-name="P15"/>
      <text:p text:style-name="P15">Slide <text:span text:style-name="T39">3</text:span> – Ongoing/Future work</text:p>
      <text:p text:style-name="P15"/>
      <text:p text:style-name="P39">maybe add snippet of scatter plot in?? <text:span text:style-name="T37">and say ‘just a little teaser of the report, maybe because I want to keep you on your toes or maybe I havent finished the error analysis…’</text:span></text:p>
      <text:p text:style-name="P39"/>
      <text:p text:style-name="P41">Keep it funny, lighthearted but most importantly relax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9T11:09:30.375604259</meta:creation-date>
    <dc:date>2021-03-10T21:52:05.792573312</dc:date>
    <meta:editing-duration>PT4H41M48S</meta:editing-duration>
    <meta:editing-cycles>22</meta:editing-cycles>
    <meta:generator>LibreOffice/6.4.6.2$Linux_X86_64 LibreOffice_project/40$Build-2</meta:generator>
    <meta:document-statistic meta:table-count="0" meta:image-count="0" meta:object-count="0" meta:page-count="8" meta:paragraph-count="106" meta:word-count="2729" meta:character-count="16343" meta:non-whitespace-character-count="13653"/>
  </office:meta>
</office:document-meta>
</file>